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1C96000003B8000003B8726F327B.svg" manifest:media-type="image/svg+xml"/>
  <manifest:file-entry manifest:full-path="Pictures/10001D74000003B8000003B8B5F878F4.svg" manifest:media-type="image/svg+xml"/>
  <manifest:file-entry manifest:full-path="Pictures/1000000100000024000000245EF9B89D.png" manifest:media-type="image/png"/>
  <manifest:file-entry manifest:full-path="Pictures/1000000100000024000000242A2D165C.png" manifest:media-type="image/png"/>
  <manifest:file-entry manifest:full-path="Pictures/100000010000002400000024A1E3CC41.png" manifest:media-type="image/png"/>
  <manifest:file-entry manifest:full-path="Pictures/10001E3D000003B8000003B85EA454F2.svg" manifest:media-type="image/svg+xml"/>
  <manifest:file-entry manifest:full-path="Pictures/100000010000002400000024F1BD31F9.png" manifest:media-type="image/png"/>
  <manifest:file-entry manifest:full-path="Pictures/10001D62000003B8000003B8FE88D49D.svg" manifest:media-type="image/svg+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bce6" officeooo:paragraph-rsid="000dbce6"/>
    </style:style>
    <style:style style:name="P2" style:family="paragraph" style:parent-style-name="Standard">
      <style:paragraph-properties fo:text-align="center" style:justify-single-word="false"/>
      <style:text-properties fo:font-size="96pt" officeooo:rsid="0010387a" officeooo:paragraph-rsid="0010387a" style:font-size-asian="96pt" style:font-size-complex="96pt"/>
    </style:style>
    <style:style style:name="P3" style:family="paragraph" style:parent-style-name="Standard">
      <style:paragraph-properties fo:text-align="center" style:justify-single-word="false"/>
      <style:text-properties officeooo:rsid="000dbce6" officeooo:paragraph-rsid="00123355"/>
    </style:style>
    <style:style style:name="P4" style:family="paragraph" style:parent-style-name="Standard">
      <style:text-properties officeooo:rsid="000dbce6" officeooo:paragraph-rsid="00123355"/>
    </style:style>
    <style:style style:name="P5" style:family="paragraph">
      <loext:graphic-properties draw:fill="none"/>
      <style:paragraph-properties fo:text-align="center"/>
    </style:style>
    <style:style style:name="P6" style:family="paragraph" style:parent-style-name="Standard">
      <style:text-properties fo:font-size="28pt" officeooo:rsid="0012f0ae" officeooo:paragraph-rsid="0012f0ae" style:font-size-asian="28pt" style:font-size-complex="28pt"/>
    </style:style>
    <style:style style:name="P7" style:family="paragraph" style:parent-style-name="Standard">
      <style:text-properties officeooo:rsid="0012f0ae" officeooo:paragraph-rsid="0012f0ae"/>
    </style:style>
    <style:style style:name="P8" style:family="paragraph" style:parent-style-name="Standard">
      <style:text-properties officeooo:paragraph-rsid="000dbce6"/>
    </style:style>
    <style:style style:name="T1" style:family="text">
      <style:text-properties officeooo:rsid="00123355"/>
    </style:style>
    <style:style style:name="T2" style:family="text">
      <style:text-properties officeooo:rsid="000f3aad"/>
    </style:style>
    <style:style style:name="T3" style:family="text">
      <style:text-properties fo:font-weight="bold" officeooo:rsid="00123355" style:font-weight-asian="bold" style:font-weight-complex="bold"/>
    </style:style>
    <style:style style:name="T4" style:family="text">
      <style:text-properties officeooo:rsid="000dbce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How to Sound Board</text:p>
      <text:p text:style-name="P1"/>
      <text:p text:style-name="P1"/>
      <text:p text:style-name="P1"/>
      <text:p text:style-name="P1"/>
      <text:p text:style-name="P1"/>
      <text:p text:style-name="P3">Scan for <text:span text:style-name="T1">an </text:span>online version of the document in this binder with color photos</text:p>
      <text:p text:style-name="P4"/>
      <text:p text:style-name="P4"><draw:frame text:anchor-type="paragraph" draw:z-index="3" draw:name="Shape4" draw:style-name="gr1" draw:text-style-name="P5" svg:width="1.5752in" svg:height="1.5752in" svg:x="2.802in" svg:y="0.0417in"><draw:image xlink:href="Pictures/10001D74000003B8000003B8B5F878F4.svg" xlink:type="simple" xlink:show="embed" xlink:actuate="onLoad" draw:mime-type="image/svg+xml"><text:p/></draw:image><draw:image xlink:href="Pictures/1000000100000024000000242A2D165C.png" xlink:type="simple" xlink:show="embed" xlink:actuate="onLoad" draw:mime-type="image/png"/><loext:qrcode office:string-value="https://github.com/mattjm/nhsound/blob/main/README.md" loext:qrcode-errorcorrection="medium" loext:qrcode-border="1" loext:qrcode-type="0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</text:p>
      <text:p text:style-name="P6">Turn the page for written documentation or scan the codes below for video instructions</text:p>
      <text:p text:style-name="P7">(best results using both)</text:p>
      <text:p text:style-name="P1"/>
      <text:p text:style-name="P1">Scan for a video of getting the board <text:span text:style-name="T2">ready </text:span><text:span text:style-name="T3">(prerequisite for the other videos)</text:span></text:p>
      <text:p text:style-name="P1"><draw:frame text:anchor-type="paragraph" draw:z-index="1" draw:name="Shape3" draw:style-name="gr1" draw:text-style-name="P5" svg:width="1.5752in" svg:height="1.5752in" svg:x="0in" svg:y="0.0563in"><draw:image xlink:href="Pictures/10001E3D000003B8000003B85EA454F2.svg" xlink:type="simple" xlink:show="embed" xlink:actuate="onLoad" draw:mime-type="image/svg+xml"><text:p/></draw:image><draw:image xlink:href="Pictures/100000010000002400000024F1BD31F9.png" xlink:type="simple" xlink:show="embed" xlink:actuate="onLoad" draw:mime-type="image/png"/><loext:qrcode office:string-value="https://www.tiktok.com/@macxsl4x5/video/7474875887742209311" loext:qrcode-errorcorrection="medium" loext:qrcode-border="1" loext:qrcode-type="0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can for a video of setting up the board to play music (assumes board is in initial state from the first video)</text:p>
      <text:p text:style-name="P1"><draw:frame text:anchor-type="paragraph" draw:z-index="2" draw:name="Shape2" draw:style-name="gr1" draw:text-style-name="P5" svg:width="1.5752in" svg:height="1.5752in" svg:x="0.0209in" svg:y="0.1189in"><draw:image xlink:href="Pictures/10001D62000003B8000003B8FE88D49D.svg" xlink:type="simple" xlink:show="embed" xlink:actuate="onLoad" draw:mime-type="image/svg+xml"><text:p/></draw:image><draw:image xlink:href="Pictures/1000000100000024000000245EF9B89D.png" xlink:type="simple" xlink:show="embed" xlink:actuate="onLoad" draw:mime-type="image/png"/><loext:qrcode office:string-value="https://www.tiktok.com/@macxsl4x5/video/7474878866381753631" loext:qrcode-errorcorrection="medium" loext:qrcode-border="1" loext:qrcode-type="0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draw:frame text:anchor-type="paragraph" draw:z-index="0" draw:name="Shape1" draw:style-name="gr1" draw:text-style-name="P5" svg:width="1.5752in" svg:height="1.5752in" svg:x="0in" svg:y="0.2291in"><draw:image xlink:href="Pictures/10001C96000003B8000003B8726F327B.svg" xlink:type="simple" xlink:show="embed" xlink:actuate="onLoad" draw:mime-type="image/svg+xml"><text:p/></draw:image><draw:image xlink:href="Pictures/100000010000002400000024A1E3CC41.png" xlink:type="simple" xlink:show="embed" xlink:actuate="onLoad" draw:mime-type="image/png"/><loext:qrcode office:string-value="https://www.tiktok.com/@macxsl4x5/video/7474881411720219935" loext:qrcode-errorcorrection="medium" loext:qrcode-border="1" loext:qrcode-type="0"/></draw:frame><text:span text:style-name="T4">Scan for a video of setting up the board for karaoke (assumes board has been set up for playing music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5T20:12:36.278000000</meta:creation-date>
    <dc:date>2025-02-25T20:27:09.798000000</dc:date>
    <meta:editing-duration>PT14M32S</meta:editing-duration>
    <meta:editing-cycles>5</meta:editing-cycles>
    <meta:generator>LibreOffice/24.8.4.2$Windows_X86_64 LibreOffice_project/bb3cfa12c7b1bf994ecc5649a80400d06cd71002</meta:generator>
    <meta:print-date>2025-02-25T20:22:55.830000000</meta:print-date>
    <meta:document-statistic meta:table-count="0" meta:image-count="0" meta:object-count="0" meta:page-count="2" meta:paragraph-count="7" meta:word-count="92" meta:character-count="496" meta:non-whitespace-character-count="411"/>
  </office:meta>
</office:document-meta>
</file>